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3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date" office:date-value="2017-05-03" calcext:value-type="date">
            <text:p>May 03</text:p>
          </table:table-cell>
          <table:table-cell table:style-name="ce2" office:value-type="date" office:date-value="2017-05-04" calcext:value-type="date">
            <text:p>May 04</text:p>
          </table:table-cell>
          <table:table-cell table:style-name="ce2" office:value-type="date" office:date-value="2017-05-05" calcext:value-type="date">
            <text:p>May 05</text:p>
          </table:table-cell>
          <table:table-cell table:style-name="ce2" office:value-type="date" office:date-value="2017-05-06" calcext:value-type="date">
            <text:p>May 06</text:p>
          </table:table-cell>
          <table:table-cell table:style-name="ce2" office:value-type="date" office:date-value="2017-05-07" calcext:value-type="date">
            <text:p>May 07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2"/>
          <table:table-cell office:value-type="string" calcext:value-type="string">
            <text:p>Challenge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Single Duration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Total duration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number-columns-repeated="7"/>
          <table:table-cell office:value-type="string" calcext:value-type="string">
            <text:p>RIP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K3]*[.J3]*[.L3]" office:value-type="float" office:value="105" calcext:value-type="float">
            <text:p>105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number-columns-repeated="3"/>
          <table:table-cell office:value-type="string" calcext:value-type="string">
            <text:p>Storing Groceries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K4]*[.J4]*[.L4]" office:value-type="float" office:value="168" calcext:value-type="float">
            <text:p>168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Storing Groceries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K5]*[.J5]*[.L5]" office:value-type="float" office:value="105" calcext:value-type="float">
            <text:p>105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Storing Groceries</text:p>
          </table:table-cell>
          <table:table-cell table:number-columns-repeated="3"/>
          <table:table-cell office:value-type="string" calcext:value-type="string">
            <text:p>Storing Groceri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6]*[.J6]*[.L6]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table:number-columns-repeated="4"/>
          <table:table-cell office:value-type="string" calcext:value-type="string">
            <text:p>GPS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K7]*[.J7]*[.L7]" office:value-type="float" office:value="210" calcext:value-type="float">
            <text:p>210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table:number-columns-repeated="4"/>
          <table:table-cell office:value-type="string" calcext:value-type="string">
            <text:p>EE-GPSR</text:p>
          </table:table-cell>
          <table:table-cell office:value-type="float" office:value="4" calcext:value-type="float">
            <text:p>4</text:p>
          </table:table-cell>
          <table:table-cell table:formula="of:=40/[.J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8]*[.J8]*[.L8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EE-GPSR</text:p>
          </table:table-cell>
          <table:table-cell table:number-columns-repeated="3"/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table:formula="of:=15/2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K9]*[.J9]*[.L9]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number-columns-repeated="3"/>
          <table:table-cell office:value-type="string" calcext:value-type="string">
            <text:p>EE-GPSR</text:p>
          </table:table-cell>
          <table:table-cell table:number-columns-repeated="3"/>
          <table:table-cell office:value-type="string" calcext:value-type="string">
            <text:p>SATT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0]*[.J10]*[.L10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number-columns-repeated="4"/>
          <table:table-cell office:value-type="string" calcext:value-type="string">
            <text:p>Finals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1]*[.J11]*[.L11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/>
          <table:table-cell office:value-type="string" calcext:value-type="string">
            <text:p>Finals</text:p>
          </table:table-cell>
          <table:table-cell table:number-columns-repeated="2"/>
          <table:table-cell office:value-type="string" calcext:value-type="string">
            <text:p>Final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2]*[.J12]*[.L12]"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table:number-columns-repeated="9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office:value-type="string" calcext:value-type="string">
            <text:p>Restaurant</text:p>
          </table:table-cell>
          <table:table-cell table:number-columns-repeated="8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number-columns-repeated="3"/>
          <table:table-cell office:value-type="string" calcext:value-type="string">
            <text:p>Restaurant</text:p>
          </table:table-cell>
          <table:table-cell table:number-columns-repeated="8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/>
          <table:table-cell office:value-type="string" calcext:value-type="string">
            <text:p>Inspection</text:p>
          </table:table-cell>
          <table:table-cell table:number-columns-repeated="10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/>
          <table:table-cell office:value-type="string" calcext:value-type="string">
            <text:p>Inspection</text:p>
          </table:table-cell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/>
          <table:table-cell office:value-type="string" calcext:value-type="string">
            <text:p>Inspection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SATTU</text:p>
          </table:table-cell>
          <table:table-cell table:number-columns-repeated="8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/>
          <table:table-cell office:value-type="string" calcext:value-type="string">
            <text:p>Poster + drinks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SATTU</text:p>
          </table:table-cell>
          <table:table-cell table:number-columns-repeated="8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/>
          <table:table-cell office:value-type="string" calcext:value-type="string">
            <text:p>Poster + drinks</text:p>
          </table:table-cell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number-columns-repeated="2"/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number-columns-repeated="2"/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4" office:value-type="string" calcext:value-type="string">
            <text:p>Team Leader meeting</text:p>
          </table:table-cell>
          <table:table-cell table:number-columns-repeated="8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number-columns-repeated="12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number-columns-repeated="12"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number-columns-repeated="12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number-columns-repeated="12"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number-columns-repeated="12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03:13.315109523</meta:creation-date>
    <dc:date>2017-05-02T11:43:56.316725697</dc:date>
    <meta:editing-duration>PT20M23S</meta:editing-duration>
    <meta:editing-cycles>3</meta:editing-cycles>
    <meta:generator>LibreOffice/5.1.6.2$Linux_X86_64 LibreOffice_project/10m0$Build-2</meta:generator>
    <meta:document-statistic meta:table-count="1" meta:cell-count="128" meta:object-count="0"/>
  </office:meta>
</office:document-meta>
</file>